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03240740740741" calcext:value-type="float">
            <text:p>0.8032407407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10783534835392" calcext:value-type="float">
            <text:p>0.1107835348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47:51.00991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6T14:47:58.850503399</dc:date>
    <meta:editing-duration>PT8H51M53S</meta:editing-duration>
    <meta:editing-cycles>89</meta:editing-cycles>
    <meta:generator>LibreOffice/5.1.6.2$Linux_X86_64 LibreOffice_project/10m0$Build-2</meta:generator>
    <meta:document-statistic meta:table-count="1" meta:cell-count="54" meta:object-count="0"/>
  </office:meta>
</office:document-meta>
</file>